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/inst15.lp</text:p>
          </table:table-cell>
          <table:table-cell office:value-type="string">
            <text:p>0.173s</text:p>
          </table:table-cell>
        </table:table-row>
        <table:table-row table:style-name="ro1">
          <table:table-cell office:value-type="string">
            <text:p>./inst16.lp</text:p>
          </table:table-cell>
          <table:table-cell office:value-type="string">
            <text:p>0.064s</text:p>
          </table:table-cell>
        </table:table-row>
        <table:table-row table:style-name="ro1">
          <table:table-cell office:value-type="string">
            <text:p>./inst17.lp</text:p>
          </table:table-cell>
          <table:table-cell office:value-type="string">
            <text:p>0.606s</text:p>
          </table:table-cell>
        </table:table-row>
        <table:table-row table:style-name="ro1">
          <table:table-cell office:value-type="string">
            <text:p>./inst4.lp</text:p>
          </table:table-cell>
          <table:table-cell office:value-type="string">
            <text:p>0.665s</text:p>
          </table:table-cell>
        </table:table-row>
        <table:table-row table:style-name="ro1">
          <table:table-cell table:style-name="ce1" office:value-type="string">
            <text:p>./inst18.lp</text:p>
          </table:table-cell>
          <table:table-cell office:value-type="string">
            <text:p>0.798s</text:p>
          </table:table-cell>
        </table:table-row>
        <table:table-row table:style-name="ro1">
          <table:table-cell office:value-type="string">
            <text:p>./inst6.lp</text:p>
          </table:table-cell>
          <table:table-cell office:value-type="string">
            <text:p>1.412s</text:p>
          </table:table-cell>
        </table:table-row>
        <table:table-row table:style-name="ro1">
          <table:table-cell office:value-type="string">
            <text:p>./inst10.lp</text:p>
          </table:table-cell>
          <table:table-cell office:value-type="string">
            <text:p>3.447s</text:p>
          </table:table-cell>
        </table:table-row>
        <table:table-row table:style-name="ro1">
          <table:table-cell office:value-type="string">
            <text:p>./inst22.lp</text:p>
          </table:table-cell>
          <table:table-cell office:value-type="string">
            <text:p>3.671s</text:p>
          </table:table-cell>
        </table:table-row>
        <table:table-row table:style-name="ro1">
          <table:table-cell office:value-type="string">
            <text:p>./inst13.lp</text:p>
          </table:table-cell>
          <table:table-cell office:value-type="string">
            <text:p>6.005s</text:p>
          </table:table-cell>
        </table:table-row>
        <table:table-row table:style-name="ro1">
          <table:table-cell table:style-name="ce1" office:value-type="string">
            <text:p>./inst21.lp</text:p>
          </table:table-cell>
          <table:table-cell office:value-type="string">
            <text:p>6.138s</text:p>
          </table:table-cell>
        </table:table-row>
        <table:table-row table:style-name="ro1">
          <table:table-cell office:value-type="string">
            <text:p>./inst11.lp</text:p>
          </table:table-cell>
          <table:table-cell office:value-type="string">
            <text:p>6.225s</text:p>
          </table:table-cell>
        </table:table-row>
        <table:table-row table:style-name="ro1">
          <table:table-cell office:value-type="string">
            <text:p>./inst19.lp</text:p>
          </table:table-cell>
          <table:table-cell office:value-type="string">
            <text:p>7.218s</text:p>
          </table:table-cell>
        </table:table-row>
        <table:table-row table:style-name="ro1">
          <table:table-cell office:value-type="string">
            <text:p>./inst20.lp</text:p>
          </table:table-cell>
          <table:table-cell office:value-type="string">
            <text:p>8.215s</text:p>
          </table:table-cell>
        </table:table-row>
        <table:table-row table:style-name="ro1">
          <table:table-cell office:value-type="string">
            <text:p>./inst5.lp</text:p>
          </table:table-cell>
          <table:table-cell office:value-type="string">
            <text:p>8.604s</text:p>
          </table:table-cell>
        </table:table-row>
        <table:table-row table:style-name="ro1">
          <table:table-cell office:value-type="string">
            <text:p>./inst12.lp</text:p>
          </table:table-cell>
          <table:table-cell office:value-type="string">
            <text:p>9.603s</text:p>
          </table:table-cell>
        </table:table-row>
        <table:table-row table:style-name="ro1">
          <table:table-cell office:value-type="string">
            <text:p>./inst2.lp</text:p>
          </table:table-cell>
          <table:table-cell office:value-type="string">
            <text:p>42.379s</text:p>
          </table:table-cell>
        </table:table-row>
        <table:table-row table:style-name="ro1">
          <table:table-cell office:value-type="string">
            <text:p>./inst23.lp</text:p>
          </table:table-cell>
          <table:table-cell table:style-name="ce1" office:value-type="string">
            <text:p>58.654s</text:p>
          </table:table-cell>
        </table:table-row>
        <table:table-row table:style-name="ro1">
          <table:table-cell office:value-type="string">
            <text:p>./inst3.lp</text:p>
          </table:table-cell>
          <table:table-cell table:style-name="ce1" office:value-type="string">
            <text:p>66.182s</text:p>
          </table:table-cell>
        </table:table-row>
        <table:table-row table:style-name="ro1">
          <table:table-cell office:value-type="string">
            <text:p>./inst9.lp</text:p>
          </table:table-cell>
          <table:table-cell office:value-type="string">
            <text:p>113.095s</text:p>
          </table:table-cell>
        </table:table-row>
        <table:table-row table:style-name="ro1">
          <table:table-cell office:value-type="string">
            <text:p>./inst14.lp</text:p>
          </table:table-cell>
          <table:table-cell office:value-type="string">
            <text:p>186.808s</text:p>
          </table:table-cell>
        </table:table-row>
        <table:table-row table:style-name="ro1">
          <table:table-cell office:value-type="string">
            <text:p>./inst7.lp</text:p>
          </table:table-cell>
          <table:table-cell table:style-name="ce1" office:value-type="string">
            <text:p>224.367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B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3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5T12:59:17</meta:creation-date>
    <meta:print-date>2011-12-15T13:09:31</meta:print-date>
    <dc:date>2011-12-15T13:11:37</dc:date>
    <meta:editing-duration>PT00H12M21S</meta:editing-duration>
    <meta:editing-cycles>1</meta:editing-cycles>
    <meta:document-statistic meta:table-count="3" meta:cell-count="42" meta:object-count="0"/>
    <meta:generator>OpenOffice.org/3.2$Unix OpenOffice.org_project/320m19$Build-9505</meta:generator>
  </office:meta>
</office:document-meta>
</file>